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00"/>
    </style:style>
    <style:style style:name="P2" style:parent-style-name="Standard" style:family="paragraph">
      <style:text-properties fo:color="#2A6099"/>
    </style:style>
    <style:style style:name="P3" style:parent-style-name="Standard" style:family="paragraph">
      <style:text-properties fo:color="#2A6099"/>
    </style:style>
    <style:style style:name="P4" style:parent-style-name="Standard" style:family="paragraph">
      <style:text-properties fo:color="#2A6099"/>
    </style:style>
    <style:style style:name="P5" style:parent-style-name="Standard" style:family="paragraph">
      <style:text-properties fo:color="#2A6099"/>
    </style:style>
    <style:style style:name="P6" style:parent-style-name="Standard" style:family="paragraph">
      <style:text-properties fo:color="#2A6099"/>
    </style:style>
    <style:style style:name="T7" style:parent-style-name="DefaultParagraphFont" style:family="text">
      <style:text-properties fo:color="#2A6099"/>
    </style:style>
  </office:automatic-styles>
  <office:body>
    <office:text text:use-soft-page-breaks="true">
      <text:p text:style-name="P1">Design optimization for HPC using FPGA “Abstract”</text:p>
      <text:p text:style-name="P2">Field Programmable Gate Arrays (FPGAs) are increasingly recognized for their potential in high-performance computing due to their reconfigurable nature, high parallelism, and energy efficiency. However, their adoption has been limited by programming complexity, limited on-chip memory, and insufficient development tools.</text:p>
      <text:p text:style-name="P3"><text:s/>This research focuses on optimizing machine learning inference performance on FPGA platforms using Tensil AI’s open-source accelerator. The authors target the ResNet20 neural network trained on the CIFAR-10 dataset and implement it on the Xilinx ZCU104 development board.</text:p>
      <text:p text:style-name="P4">They explore and evaluate several design strategies to enhance speed, accuracy, and power efficiency. These include a baseline hardware design, a dual-clock domain approach for improved data transfer, integration of Xilinx Ultra RAM to expand on-chip memory, and an advanced compiler strategy that efficiently utilizes local memory for storing network weights and activations.</text:p>
      <text:p text:style-name="P5"><text:s/>Each optimization step demonstrates a significant improvement in performance, with the best design achieving up to 293.58 frames per second and 90% classification accuracy, while maintaining low power consumption at 5.21W and a throughput of 21.12 Giga-Operations per Second (GOP/s).</text:p>
      <text:p text:style-name="P6">Their experiments show that FPGA-based inference can reach comparable or superior efficiency compared to traditional CPU and GPU implementations. Additionally, they showed comparisons with existing state-of-the-art implementations, confirming the advantage of this approach in energy efficiency and scalability.</text:p>
      <text:p text:style-name="Standard"><text:span text:style-name="T7"><text:s/>The results highlight FPGAs as a powerful alternative for deploying neural networks in real-time and resource-constrained environments. This work not only showcases the potential of FPGAs for machine learning tasks but also provides a structured approach for optimizing inference accelerators for high-performance applica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F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F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Times New Roman" fo:color="#2F549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style:font-name-complex="Times New Roman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F" style:font-name-complex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F" style:font-name-complex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Heading1Char" style:display-name="Heading 1 Char" style:family="text" style:parent-style-name="DefaultParagraphFont">
      <style:text-properties style:font-name="Calibri Light" style:font-name-asian="F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F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F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F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F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F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F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F" style:font-name-complex="Times New Roman" fo:color="#272727"/>
    </style:style>
    <style:style style:name="TitleChar" style:display-name="Title Char" style:family="text" style:parent-style-name="DefaultParagraphFont">
      <style:text-properties style:font-name="Calibri Light" style:font-name-asian="F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عبدالله سعد الاسمري</meta:initial-creator>
    <dc:creator>عبدالله سعد الاسمري</dc:creator>
    <meta:creation-date>2025-04-26T10:56:00Z</meta:creation-date>
    <dc:date>2025-05-08T04:52:00Z</dc:date>
    <meta:print-date>2025-05-08T04:52:00Z</meta:print-date>
    <meta:template xlink:href="Normal.dotm" xlink:type="simple"/>
    <meta:editing-cycles>5</meta:editing-cycles>
    <meta:editing-duration>PT360S</meta:editing-duration>
    <meta:user-defined meta:name="AppVersion">16.0000</meta:user-defined>
    <meta:document-statistic meta:page-count="1" meta:paragraph-count="3" meta:word-count="290" meta:character-count="1945" meta:row-count="13" meta:non-whitespace-character-count="1658"/>
  </office:meta>
</office:document-meta>
</file>